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ext-properties fo:color="#000000" style:font-name="メイリオ" fo:font-size="10pt" fo:language="none" fo:country="none" style:font-name-asian="メイリオ" style:font-size-asian="10pt" style:language-asian="none" style:country-asian="none" style:font-name-complex="メイリオ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sySave2</text:p>
          </table:table-cell>
          <table:table-cell office:value-type="string" calcext:value-type="string">
            <text:p>FlatBuffers</text:p>
          </table:table-cell>
          <table:table-cell/>
          <table:table-cell table:formula="of:=CONCATENATE(&quot;| &quot;;[.B3];&quot; | &quot;;[.C3];&quot; | &quot;;[.D3];&quot; |&quot;)" office:value-type="string" office:string-value="|  | EasySave2 | FlatBuffers |" calcext:value-type="string">
            <text:p>| <text:s/>| EasySave2 | FlatBuffers 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)" office:value-type="string" office:string-value="|--:|--:|--:|" calcext:value-type="string">
            <text:p>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CONCATENATE(&quot;| &quot;;TEXT([.B5];&quot;#,#0&quot;);&quot; | &quot;;TEXT([.C5];&quot;#,#0&quot;);&quot; | &quot;;TEXT([.D5];&quot;#,#0&quot;);&quot; |&quot;)" office:value-type="string" office:string-value="| 1 | 566 | 669 |" calcext:value-type="string">
            <text:p>| 1 | 566 | 669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CONCATENATE(&quot;| &quot;;TEXT([.B6];&quot;#,#0&quot;);&quot; | &quot;;TEXT([.C6];&quot;#,#0&quot;);&quot; | &quot;;TEXT([.D6];&quot;#,#0&quot;);&quot; |&quot;)" office:value-type="string" office:string-value="| 2 | 530 | 449 |" calcext:value-type="string">
            <text:p>| 2 | 530 | 449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CONCATENATE(&quot;| &quot;;TEXT([.B7];&quot;#,#0&quot;);&quot; | &quot;;TEXT([.C7];&quot;#,#0&quot;);&quot; | &quot;;TEXT([.D7];&quot;#,#0&quot;);&quot; |&quot;)" office:value-type="string" office:string-value="| 3 | 508 | 446 |" calcext:value-type="string">
            <text:p>| 3 | 508 | 446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CONCATENATE(&quot;| &quot;;TEXT([.B8];&quot;#,#0&quot;);&quot; | &quot;;TEXT([.C8];&quot;#,#0&quot;);&quot; | &quot;;TEXT([.D8];&quot;#,#0&quot;);&quot; |&quot;)" office:value-type="string" office:string-value="| 4 | 501 | 446 |" calcext:value-type="string">
            <text:p>| 4 | 501 | 446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1" calcext:value-type="float">
            <text:p>52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CONCATENATE(&quot;| &quot;;TEXT([.B9];&quot;#,#0&quot;);&quot; | &quot;;TEXT([.C9];&quot;#,#0&quot;);&quot; | &quot;;TEXT([.D9];&quot;#,#0&quot;);&quot; |&quot;)" office:value-type="string" office:string-value="| 5 | 521 | 454 |" calcext:value-type="string">
            <text:p>| 5 | 521 | 454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CONCATENATE(&quot;| &quot;;TEXT([.B10];&quot;#,#0&quot;);&quot; | &quot;;TEXT([.C10];&quot;#,#0&quot;);&quot; | &quot;;TEXT([.D10];&quot;#,#0&quot;);&quot; |&quot;)" office:value-type="string" office:string-value="| 6 | 494 | 456 |" calcext:value-type="string">
            <text:p>| 6 | 494 | 456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CONCATENATE(&quot;| &quot;;TEXT([.B11];&quot;#,#0&quot;);&quot; | &quot;;TEXT([.C11];&quot;#,#0&quot;);&quot; | &quot;;TEXT([.D11];&quot;#,#0&quot;);&quot; |&quot;)" office:value-type="string" office:string-value="| 7 | 462 | 441 |" calcext:value-type="string">
            <text:p>| 7 | 462 | 441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3" calcext:value-type="float">
            <text:p>52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CONCATENATE(&quot;| &quot;;TEXT([.B12];&quot;#,#0&quot;);&quot; | &quot;;TEXT([.C12];&quot;#,#0&quot;);&quot; | &quot;;TEXT([.D12];&quot;#,#0&quot;);&quot; |&quot;)" office:value-type="string" office:string-value="| 8 | 523 | 450 |" calcext:value-type="string">
            <text:p>| 8 | 523 | 450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CONCATENATE(&quot;| &quot;;TEXT([.B13];&quot;#,#0&quot;);&quot; | &quot;;TEXT([.C13];&quot;#,#0&quot;);&quot; | &quot;;TEXT([.D13];&quot;#,#0&quot;);&quot; |&quot;)" office:value-type="string" office:string-value="| 9 | 496 | 453 |" calcext:value-type="string">
            <text:p>| 9 | 496 | 453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CONCATENATE(&quot;| &quot;;TEXT([.B14];&quot;#,#0&quot;);&quot; | &quot;;TEXT([.C14];&quot;#,#0&quot;);&quot; | &quot;;TEXT([.D14];&quot;#,#0&quot;);&quot; |&quot;)" office:value-type="string" office:string-value="| 10 | 491 | 453 |" calcext:value-type="string">
            <text:p>| 10 | 491 | 453 |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CONCATENATE(&quot;| &quot;;TEXT([.B15];&quot;#,#0&quot;);&quot; | &quot;;TEXT([.C15];&quot;#,#0&quot;);&quot; | &quot;;TEXT([.D15];&quot;#,#0&quot;);&quot; |&quot;)" office:value-type="string" office:string-value="| 11 | 464 | 570 |" calcext:value-type="string">
            <text:p>| 11 | 464 | 570 |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4" calcext:value-type="float">
            <text:p>474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CONCATENATE(&quot;| &quot;;TEXT([.B16];&quot;#,#0&quot;);&quot; | &quot;;TEXT([.C16];&quot;#,#0&quot;);&quot; | &quot;;TEXT([.D16];&quot;#,#0&quot;);&quot; |&quot;)" office:value-type="string" office:string-value="| 12 | 474 | 545 |" calcext:value-type="string">
            <text:p>| 12 | 474 | 545 |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CONCATENATE(&quot;| &quot;;TEXT([.B17];&quot;#,#0&quot;);&quot; | &quot;;TEXT([.C17];&quot;#,#0&quot;);&quot; | &quot;;TEXT([.D17];&quot;#,#0&quot;);&quot; |&quot;)" office:value-type="string" office:string-value="| 13 | 479 | 496 |" calcext:value-type="string">
            <text:p>| 13 | 479 | 496 |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2" calcext:value-type="float">
            <text:p>482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CONCATENATE(&quot;| &quot;;TEXT([.B18];&quot;#,#0&quot;);&quot; | &quot;;TEXT([.C18];&quot;#,#0&quot;);&quot; | &quot;;TEXT([.D18];&quot;#,#0&quot;);&quot; |&quot;)" office:value-type="string" office:string-value="| 14 | 482 | 493 |" calcext:value-type="string">
            <text:p>| 14 | 482 | 493 |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63" calcext:value-type="float">
            <text:p>463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CONCATENATE(&quot;| &quot;;TEXT([.B19];&quot;#,#0&quot;);&quot; | &quot;;TEXT([.C19];&quot;#,#0&quot;);&quot; | &quot;;TEXT([.D19];&quot;#,#0&quot;);&quot; |&quot;)" office:value-type="string" office:string-value="| 15 | 463 | 448 |" calcext:value-type="string">
            <text:p>| 15 | 463 | 448 |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CONCATENATE(&quot;| &quot;;TEXT([.B20];&quot;#,#0&quot;);&quot; | &quot;;TEXT([.C20];&quot;#,#0&quot;);&quot; | &quot;;TEXT([.D20];&quot;#,#0&quot;);&quot; |&quot;)" office:value-type="string" office:string-value="| 16 | 482 | 475 |" calcext:value-type="string">
            <text:p>| 16 | 482 | 475 |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CONCATENATE(&quot;| &quot;;TEXT([.B21];&quot;#,#0&quot;);&quot; | &quot;;TEXT([.C21];&quot;#,#0&quot;);&quot; | &quot;;TEXT([.D21];&quot;#,#0&quot;);&quot; |&quot;)" office:value-type="string" office:string-value="| 17 | 460 | 462 |" calcext:value-type="string">
            <text:p>| 17 | 460 | 462 |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71" calcext:value-type="float">
            <text:p>471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CONCATENATE(&quot;| &quot;;TEXT([.B22];&quot;#,#0&quot;);&quot; | &quot;;TEXT([.C22];&quot;#,#0&quot;);&quot; | &quot;;TEXT([.D22];&quot;#,#0&quot;);&quot; |&quot;)" office:value-type="string" office:string-value="| 18 | 471 | 453 |" calcext:value-type="string">
            <text:p>| 18 | 471 | 453 |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CONCATENATE(&quot;| &quot;;TEXT([.B23];&quot;#,#0&quot;);&quot; | &quot;;TEXT([.C23];&quot;#,#0&quot;);&quot; | &quot;;TEXT([.D23];&quot;#,#0&quot;);&quot; |&quot;)" office:value-type="string" office:string-value="| 19 | 484 | 562 |" calcext:value-type="string">
            <text:p>| 19 | 484 | 562 |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CONCATENATE(&quot;| &quot;;TEXT([.B24];&quot;#,#0&quot;);&quot; | &quot;;TEXT([.C24];&quot;#,#0&quot;);&quot; | &quot;;TEXT([.D24];&quot;#,#0&quot;);&quot; |&quot;)" office:value-type="string" office:string-value="| 20 | 464 | 505 |" calcext:value-type="string">
            <text:p>| 20 | 464 | 505 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5:.C24])" office:value-type="float" office:value="490.75" calcext:value-type="float">
            <text:p>490.75</text:p>
          </table:table-cell>
          <table:table-cell table:formula="of:=AVERAGE([.D5:.D24])" office:value-type="float" office:value="486.3" calcext:value-type="float">
            <text:p>486.3</text:p>
          </table:table-cell>
          <table:table-cell/>
          <table:table-cell table:formula="of:=CONCATENATE(&quot;| &quot;;TEXT([.B25];&quot;#,#0.0&quot;);&quot; | &quot;;TEXT([.C25];&quot;#,#0.0&quot;);&quot; | &quot;;TEXT([.D25];&quot;#,#0.0&quot;);&quot; |&quot;)" office:value-type="string" office:string-value="| Average | 490.8 | 486.3 |" calcext:value-type="string">
            <text:p>| Average | 490.8 | 486.3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formula="of:=MAX([.C5:.C24])" office:value-type="float" office:value="566" calcext:value-type="float">
            <text:p>566</text:p>
          </table:table-cell>
          <table:table-cell table:formula="of:=MAX([.D5:.D25])" office:value-type="float" office:value="669" calcext:value-type="float">
            <text:p>669</text:p>
          </table:table-cell>
          <table:table-cell/>
          <table:table-cell table:formula="of:=CONCATENATE(&quot;| &quot;;TEXT([.B26];&quot;#,#0&quot;);&quot; | &quot;;TEXT([.C26];&quot;#,#0&quot;);&quot; | &quot;;TEXT([.D26];&quot;#,#0&quot;);&quot; |&quot;)" office:value-type="string" office:string-value="| Max | 566 | 669 |" calcext:value-type="string">
            <text:p>| Max | 566 | 669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formula="of:=MIN([.C5:.C24])" office:value-type="float" office:value="460" calcext:value-type="float">
            <text:p>460</text:p>
          </table:table-cell>
          <table:table-cell table:formula="of:=MIN([.D5:.D24])" office:value-type="float" office:value="441" calcext:value-type="float">
            <text:p>441</text:p>
          </table:table-cell>
          <table:table-cell/>
          <table:table-cell table:formula="of:=CONCATENATE(&quot;| &quot;;TEXT([.B27];&quot;#,#0&quot;);&quot; | &quot;;TEXT([.C27];&quot;#,#0&quot;);&quot; | &quot;;TEXT([.D27];&quot;#,#0&quot;);&quot; |&quot;)" office:value-type="string" office:string-value="| Min | 460 | 441 |" calcext:value-type="string">
            <text:p>| Min | 460 | 441 |</text:p>
          </table:table-cell>
        </table:table-row>
        <table:table-row table:style-name="ro1">
          <table:table-cell table:number-columns-repeated="5"/>
          <table:table-cell table:formula="of:=CONCATENATE(&quot;| &quot;;TEXT([.B28];&quot;#,#0&quot;);&quot; | &quot;;TEXT([.C28];&quot;#,#0&quot;);&quot; | &quot;;TEXT([.D28];&quot;#,#0&quot;);&quot; |&quot;)" office:value-type="string" office:string-value="| 0 | 0 | 0 |" calcext:value-type="string">
            <text:p>| 0 | 0 | 0 |</text:p>
          </table:table-cell>
        </table:table-row>
        <table:table-row table:style-name="ro1">
          <table:table-cell/>
          <table:table-cell office:value-type="string" calcext:value-type="string">
            <text:p>EasySaveとの比較</text:p>
          </table:table-cell>
          <table:table-cell table:number-columns-repeated="3"/>
          <table:table-cell table:formula="of:=CONCATENATE(&quot;| &quot;;[.B29];&quot; | &quot;;[.C29];&quot; | &quot;;[.D29];&quot; |&quot;)" office:value-type="string" office:string-value="| EasySaveとの比較 |  |  |" calcext:value-type="string">
            <text:p>| EasySaveとの比較 | <text:s/>| <text:s/>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3" table:formula="of:=[.C25]/[.$C25]" office:value-type="float" office:value="1" calcext:value-type="float">
            <text:p>1.00</text:p>
          </table:table-cell>
          <table:table-cell table:style-name="ce3" table:formula="of:=[.D25]/[.$C25]" office:value-type="float" office:value="0.990932246561386" calcext:value-type="float">
            <text:p>0.99</text:p>
          </table:table-cell>
          <table:table-cell/>
          <table:table-cell table:formula="of:=CONCATENATE(&quot;| &quot;;TEXT([.B30];&quot;#,#0.00&quot;);&quot; | &quot;;TEXT([.C30];&quot;#,#0.00&quot;);&quot; | &quot;;TEXT([.D30];&quot;#,#0.00&quot;);&quot; |&quot;)" office:value-type="string" office:string-value="| Average | 1.00 | 0.99 |" calcext:value-type="string">
            <text:p>| Average | 1.00 | 0.99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3" table:formula="of:=[.C26]/[.$C26]" office:value-type="float" office:value="1" calcext:value-type="float">
            <text:p>1.00</text:p>
          </table:table-cell>
          <table:table-cell table:style-name="ce3" table:formula="of:=[.D26]/[.$C26]" office:value-type="float" office:value="1.18197879858657" calcext:value-type="float">
            <text:p>1.18</text:p>
          </table:table-cell>
          <table:table-cell/>
          <table:table-cell table:formula="of:=CONCATENATE(&quot;| &quot;;TEXT([.B31];&quot;#,#0.00&quot;);&quot; | &quot;;TEXT([.C31];&quot;#,#0.00&quot;);&quot; | &quot;;TEXT([.D31];&quot;#,#0.00&quot;);&quot; |&quot;)" office:value-type="string" office:string-value="| Max | 1.00 | 1.18 |" calcext:value-type="string">
            <text:p>| Max | 1.00 | 1.18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3" table:formula="of:=[.C27]/[.$C27]" office:value-type="float" office:value="1" calcext:value-type="float">
            <text:p>1.00</text:p>
          </table:table-cell>
          <table:table-cell table:style-name="ce3" table:formula="of:=[.D27]/[.$C27]" office:value-type="float" office:value="0.958695652173913" calcext:value-type="float">
            <text:p>0.96</text:p>
          </table:table-cell>
          <table:table-cell/>
          <table:table-cell table:formula="of:=CONCATENATE(&quot;| &quot;;TEXT([.B32];&quot;#,#0.00&quot;);&quot; | &quot;;TEXT([.C32];&quot;#,#0.00&quot;);&quot; | &quot;;TEXT([.D32];&quot;#,#0.00&quot;);&quot; |&quot;)" office:value-type="string" office:string-value="| Min | 1.00 | 0.96 |" calcext:value-type="string">
            <text:p>| Min | 1.00 | 0.96 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/00/00</text:date>, <text:time style:data-style-name="N2" text:time-value="03:10:26.78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1-09T03:54:42.814000000</dc:date>
    <meta:editing-duration>PT1H45M32S</meta:editing-duration>
    <meta:editing-cycles>51</meta:editing-cycles>
    <meta:generator>LibreOffice/5.1.6.2$Windows_x86 LibreOffice_project/07ac168c60a517dba0f0d7bc7540f5afa45f0909</meta:generator>
    <meta:document-statistic meta:table-count="1" meta:cell-count="115" meta:object-count="0"/>
  </office:meta>
</office:document-meta>
</file>